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2mm"/>
    </style:style>
    <style:style style:name="co3" style:family="table-column">
      <style:table-column-properties fo:break-before="auto" style:column-width="61.12mm"/>
    </style:style>
    <style:style style:name="co4" style:family="table-column">
      <style:table-column-properties fo:break-before="auto" style:column-width="32.03mm"/>
    </style:style>
    <style:style style:name="co5" style:family="table-column">
      <style:table-column-properties fo:break-before="auto" style:column-width="63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"/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 :</text:p>
          </table:table-cell>
          <table:table-cell office:value-type="string" calcext:value-type="string">
            <text:p>“013320”</text:p>
          </table:table-cell>
          <table:table-cell office:value-type="string" calcext:value-type="string">
            <text:p>Name= FJAERLAND (R)</text:p>
          </table:table-cell>
          <table:table-cell/>
          <table:table-cell table:style-name="ce6" office:value-type="string" calcext:value-type="string">
            <text:p>Normal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/>
          <table:table-cell table:style-name="ce6" office:value-type="string" calcext:value-type="string">
            <text:p>Normals source start year= 196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at= <text:s text:c="2"/>61.4</text:p>
          </table:table-cell>
          <table:table-cell/>
          <table:table-cell table:style-name="ce6" office:value-type="string" calcext:value-type="string">
            <text:p>Normal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ong= <text:s text:c="2"/>-6.8</text:p>
          </table:table-cell>
          <table:table-cell/>
          <table:table-cell table:style-name="ce6" office:value-type="string" calcext:value-type="string">
            <text:p>Normals= <text:s/>-3.4 <text:s/>-3.0 <text:s text:c="2"/>0.0 <text:s text:c="2"/>3.7 <text:s text:c="2"/>9.6 <text:s/>13.3 <text:s/>14.4 <text:s/>13.4 <text:s text:c="2"/>9.6 <text:s text:c="2"/>5.7 <text:s text:c="2"/>0.6 <text:s/>-2.0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Height= 3</text:p>
          </table:table-cell>
          <table:table-cell/>
          <table:table-cell table:style-name="ce6" office:value-type="string" calcext:value-type="string">
            <text:p>Standard deviation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/>
          <table:table-cell table:style-name="ce6" office:value-type="string" calcext:value-type="string">
            <text:p>Standard deviations source start year= 194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End year= 2012</text:p>
          </table:table-cell>
          <table:table-cell/>
          <table:table-cell table:style-name="ce6" office:value-type="string" calcext:value-type="string">
            <text:p>Standard deviation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/>
          <table:table-cell table:style-name="ce6" office:value-type="string" calcext:value-type="string">
            <text:p>Standard deviations= <text:s text:c="2"/>3.2 <text:s text:c="2"/>3.0 <text:s text:c="2"/>2.0 <text:s text:c="2"/>1.2 <text:s text:c="2"/>1.1 <text:s text:c="2"/>1.3 <text:s text:c="2"/>1.1 <text:s text:c="2"/>1.0 <text:s text:c="2"/>1.1 <text:s text:c="2"/>1.3 <text:s text:c="2"/>1.9 <text:s text:c="2"/>2.4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ource ID= 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ource file= Jones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Jones data to= 2012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/>
          <table:table-cell table:formula="of:=AVERAGE([.F18:.Q18])" office:value-type="float" office:value="5.25" calcext:value-type="float">
            <text:p>5.250</text:p>
          </table:table-cell>
          <table:table-cell/>
          <table:table-cell table:formula="of:=STDEV([.F18:.Q18])" office:value-type="float" office:value="5.69058233160081" calcext:value-type="float">
            <text:p>5.691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-2.2" calcext:value-type="float">
            <text:p>-2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/>
          <table:table-cell table:formula="of:=AVERAGE([.F19:.Q19])" office:value-type="float" office:value="4.35833333333333" calcext:value-type="float">
            <text:p>4.358</text:p>
          </table:table-cell>
          <table:table-cell/>
          <table:table-cell table:formula="of:=STDEV([.F19:.Q19])" office:value-type="float" office:value="6.36231209164681" calcext:value-type="float">
            <text:p>6.362</text:p>
          </table:table-cell>
          <table:table-cell office:value-type="float" office:value="-5.3" calcext:value-type="float">
            <text:p>-5.3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/>
          <table:table-cell table:formula="of:=AVERAGE([.F20:.Q20])" office:value-type="float" office:value="4.29166666666667" calcext:value-type="float">
            <text:p>4.292</text:p>
          </table:table-cell>
          <table:table-cell/>
          <table:table-cell table:formula="of:=STDEV([.F20:.Q20])" office:value-type="float" office:value="6.36502636334372" calcext:value-type="float">
            <text:p>6.365</text:p>
          </table:table-cell>
          <table:table-cell office:value-type="float" office:value="-0.5" calcext:value-type="float">
            <text:p>-0.5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5.3" calcext:value-type="float">
            <text:p>5.3</text:p>
          </table:table-cell>
          <table:table-cell office:value-type="float" office:value="-1.5" calcext:value-type="float">
            <text:p>-1.5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/>
          <table:table-cell table:formula="of:=AVERAGE([.F21:.Q21])" office:value-type="float" office:value="5.23333333333333" calcext:value-type="float">
            <text:p>5.233</text:p>
          </table:table-cell>
          <table:table-cell/>
          <table:table-cell table:formula="of:=STDEV([.F21:.Q21])" office:value-type="float" office:value="6.39023876824266" calcext:value-type="float">
            <text:p>6.390</text:p>
          </table:table-cell>
          <table:table-cell office:value-type="float" office:value="-1.4" calcext:value-type="float">
            <text:p>-1.4</text:p>
          </table:table-cell>
          <table:table-cell office:value-type="float" office:value="-4.3" calcext:value-type="float">
            <text:p>-4.3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formula="of:=AVERAGE([.C18:.C22])" office:value-type="float" office:value="4.915" calcext:value-type="float">
            <text:p>4.915</text:p>
          </table:table-cell>
          <table:table-cell table:formula="of:=AVERAGE([.F22:.Q22])" office:value-type="float" office:value="5.44166666666667" calcext:value-type="float">
            <text:p>5.442</text:p>
          </table:table-cell>
          <table:table-cell table:formula="of:=AVERAGE([.E18:.E22])" office:value-type="float" office:value="6.42170559113337" calcext:value-type="float">
            <text:p>6.422</text:p>
          </table:table-cell>
          <table:table-cell table:formula="of:=STDEV([.F22:.Q22])" office:value-type="float" office:value="7.30036840083285" calcext:value-type="float">
            <text:p>7.30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3.9" calcext:value-type="float">
            <text:p>3.9</text:p>
          </table:table-cell>
          <table:table-cell office:value-type="float" office:value="-1.9" calcext:value-type="float">
            <text:p>-1.9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formula="of:=AVERAGE([.C19:.C23])" office:value-type="float" office:value="5.01166666666667" calcext:value-type="float">
            <text:p>5.012</text:p>
          </table:table-cell>
          <table:table-cell table:formula="of:=AVERAGE([.F23:.Q23])" office:value-type="float" office:value="5.73333333333333" calcext:value-type="float">
            <text:p>5.733</text:p>
          </table:table-cell>
          <table:table-cell table:formula="of:=AVERAGE([.E19:.E23])" office:value-type="float" office:value="6.63178207926159" calcext:value-type="float">
            <text:p>6.632</text:p>
          </table:table-cell>
          <table:table-cell table:formula="of:=STDEV([.F23:.Q23])" office:value-type="float" office:value="6.74096477224188" calcext:value-type="float">
            <text:p>6.741</text:p>
          </table:table-cell>
          <table:table-cell office:value-type="float" office:value="-2.8" calcext:value-type="float">
            <text:p>-2.8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formula="of:=AVERAGE([.C20:.C24])" office:value-type="float" office:value="5.05833333333333" calcext:value-type="float">
            <text:p>5.058</text:p>
          </table:table-cell>
          <table:table-cell table:formula="of:=AVERAGE([.F24:.Q24])" office:value-type="float" office:value="4.59166666666667" calcext:value-type="float">
            <text:p>4.592</text:p>
          </table:table-cell>
          <table:table-cell table:formula="of:=AVERAGE([.E20:.E24])" office:value-type="float" office:value="6.83996960012253" calcext:value-type="float">
            <text:p>6.840</text:p>
          </table:table-cell>
          <table:table-cell table:formula="of:=STDEV([.F24:.Q24])" office:value-type="float" office:value="7.40324969595151" calcext:value-type="float">
            <text:p>7.403</text:p>
          </table:table-cell>
          <table:table-cell office:value-type="float" office:value="-1.1" calcext:value-type="float">
            <text:p>-1.1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-2.2" calcext:value-type="float">
            <text:p>-2.2</text:p>
          </table:table-cell>
          <table:table-cell office:value-type="float" office:value="-7.9" calcext:value-type="float">
            <text:p>-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formula="of:=AVERAGE([.C21:.C25])" office:value-type="float" office:value="5.175" calcext:value-type="float">
            <text:p>5.175</text:p>
          </table:table-cell>
          <table:table-cell table:formula="of:=AVERAGE([.F25:.Q25])" office:value-type="float" office:value="4.875" calcext:value-type="float">
            <text:p>4.875</text:p>
          </table:table-cell>
          <table:table-cell table:formula="of:=AVERAGE([.E21:.E25])" office:value-type="float" office:value="6.69376591521527" calcext:value-type="float">
            <text:p>6.694</text:p>
          </table:table-cell>
          <table:table-cell table:formula="of:=STDEV([.F25:.Q25])" office:value-type="float" office:value="5.63400793880746" calcext:value-type="float">
            <text:p>5.63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formula="of:=AVERAGE([.C22:.C26])" office:value-type="float" office:value="5.1" calcext:value-type="float">
            <text:p>5.100</text:p>
          </table:table-cell>
          <table:table-cell table:formula="of:=AVERAGE([.F26:.Q26])" office:value-type="float" office:value="4.85833333333333" calcext:value-type="float">
            <text:p>4.858</text:p>
          </table:table-cell>
          <table:table-cell table:formula="of:=AVERAGE([.E22:.E26])" office:value-type="float" office:value="6.79064846283053" calcext:value-type="float">
            <text:p>6.791</text:p>
          </table:table-cell>
          <table:table-cell table:formula="of:=STDEV([.F26:.Q26])" office:value-type="float" office:value="6.87465150631895" calcext:value-type="float">
            <text:p>6.875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formula="of:=AVERAGE([.C23:.C27])" office:value-type="float" office:value="5.37333333333333" calcext:value-type="float">
            <text:p>5.373</text:p>
          </table:table-cell>
          <table:table-cell table:formula="of:=AVERAGE([.F27:.Q27])" office:value-type="float" office:value="6.80833333333333" calcext:value-type="float">
            <text:p>6.808</text:p>
          </table:table-cell>
          <table:table-cell table:formula="of:=AVERAGE([.E23:.E27])" office:value-type="float" office:value="6.64581297977941" calcext:value-type="float">
            <text:p>6.646</text:p>
          </table:table-cell>
          <table:table-cell table:formula="of:=STDEV([.F27:.Q27])" office:value-type="float" office:value="6.57619098557728" calcext:value-type="float">
            <text:p>6.576</text:p>
          </table:table-cell>
          <table:table-cell office:value-type="float" office:value="0.8" calcext:value-type="float">
            <text:p>0.8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formula="of:=AVERAGE([.C24:.C28])" office:value-type="float" office:value="5.17166666666667" calcext:value-type="float">
            <text:p>5.172</text:p>
          </table:table-cell>
          <table:table-cell table:formula="of:=AVERAGE([.F28:.Q28])" office:value-type="float" office:value="4.725" calcext:value-type="float">
            <text:p>4.725</text:p>
          </table:table-cell>
          <table:table-cell table:formula="of:=AVERAGE([.E24:.E28])" office:value-type="float" office:value="6.67396895043556" calcext:value-type="float">
            <text:p>6.674</text:p>
          </table:table-cell>
          <table:table-cell table:formula="of:=STDEV([.F28:.Q28])" office:value-type="float" office:value="6.88174462552259" calcext:value-type="float">
            <text:p>6.882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formula="of:=AVERAGE([.C25:.C29])" office:value-type="float" office:value="5.41" calcext:value-type="float">
            <text:p>5.410</text:p>
          </table:table-cell>
          <table:table-cell table:formula="of:=AVERAGE([.F29:.Q29])" office:value-type="float" office:value="5.78333333333333" calcext:value-type="float">
            <text:p>5.783</text:p>
          </table:table-cell>
          <table:table-cell table:formula="of:=AVERAGE([.E25:.E29])" office:value-type="float" office:value="6.43170016371322" calcext:value-type="float">
            <text:p>6.432</text:p>
          </table:table-cell>
          <table:table-cell table:formula="of:=STDEV([.F29:.Q29])" office:value-type="float" office:value="6.19190576233981" calcext:value-type="float">
            <text:p>6.19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formula="of:=AVERAGE([.C26:.C30])" office:value-type="float" office:value="5.67166666666667" calcext:value-type="float">
            <text:p>5.672</text:p>
          </table:table-cell>
          <table:table-cell table:formula="of:=AVERAGE([.F30:.Q30])" office:value-type="float" office:value="6.18333333333333" calcext:value-type="float">
            <text:p>6.183</text:p>
          </table:table-cell>
          <table:table-cell table:formula="of:=AVERAGE([.E26:.E30])" office:value-type="float" office:value="6.82233261425654" calcext:value-type="float">
            <text:p>6.822</text:p>
          </table:table-cell>
          <table:table-cell table:formula="of:=STDEV([.F30:.Q30])" office:value-type="float" office:value="7.58717019152408" calcext:value-type="float">
            <text:p>7.587</text:p>
          </table:table-cell>
          <table:table-cell office:value-type="float" office:value="0.3" calcext:value-type="float">
            <text:p>0.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-1.4" calcext:value-type="float">
            <text:p>-1.4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formula="of:=AVERAGE([.C27:.C31])" office:value-type="float" office:value="6.10333333333333" calcext:value-type="float">
            <text:p>6.103</text:p>
          </table:table-cell>
          <table:table-cell table:formula="of:=AVERAGE([.F31:.Q31])" office:value-type="float" office:value="7.01666666666667" calcext:value-type="float">
            <text:p>7.017</text:p>
          </table:table-cell>
          <table:table-cell table:formula="of:=AVERAGE([.E27:.E31])" office:value-type="float" office:value="6.66242444772067" calcext:value-type="float">
            <text:p>6.662</text:p>
          </table:table-cell>
          <table:table-cell table:formula="of:=STDEV([.F31:.Q31])" office:value-type="float" office:value="6.07511067363959" calcext:value-type="float">
            <text:p>6.07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14.3" calcext:value-type="float">
            <text:p>14.3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formula="of:=AVERAGE([.C28:.C32])" office:value-type="float" office:value="5.82" calcext:value-type="float">
            <text:p>5.820</text:p>
          </table:table-cell>
          <table:table-cell table:formula="of:=AVERAGE([.F32:.Q32])" office:value-type="float" office:value="5.39166666666667" calcext:value-type="float">
            <text:p>5.392</text:p>
          </table:table-cell>
          <table:table-cell table:formula="of:=AVERAGE([.E28:.E32])" office:value-type="float" office:value="6.67165412545728" calcext:value-type="float">
            <text:p>6.672</text:p>
          </table:table-cell>
          <table:table-cell table:formula="of:=STDEV([.F32:.Q32])" office:value-type="float" office:value="6.62233937426034" calcext:value-type="float">
            <text:p>6.622</text:p>
          </table:table-cell>
          <table:table-cell office:value-type="float" office:value="-2.3" calcext:value-type="float">
            <text:p>-2.3</text:p>
          </table:table-cell>
          <table:table-cell office:value-type="float" office:value="-1.6" calcext:value-type="float">
            <text:p>-1.6</text:p>
          </table:table-cell>
          <table:table-cell office:value-type="float" office:value="-2.5" calcext:value-type="float">
            <text:p>-2.5</text:p>
          </table:table-cell>
          <table:table-cell office:value-type="float" office:value="3.6" calcext:value-type="float">
            <text:p>3.6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formula="of:=AVERAGE([.C29:.C33])" office:value-type="float" office:value="6.08" calcext:value-type="float">
            <text:p>6.080</text:p>
          </table:table-cell>
          <table:table-cell table:formula="of:=AVERAGE([.F33:.Q33])" office:value-type="float" office:value="6.025" calcext:value-type="float">
            <text:p>6.025</text:p>
          </table:table-cell>
          <table:table-cell table:formula="of:=AVERAGE([.E29:.E33])" office:value-type="float" office:value="6.627401975434" calcext:value-type="float">
            <text:p>6.627</text:p>
          </table:table-cell>
          <table:table-cell table:formula="of:=STDEV([.F33:.Q33])" office:value-type="float" office:value="6.66048387540616" calcext:value-type="float">
            <text:p>6.660</text:p>
          </table:table-cell>
          <table:table-cell office:value-type="float" office:value="-1.3" calcext:value-type="float">
            <text:p>-1.3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formula="of:=AVERAGE([.C30:.C34])" office:value-type="float" office:value="6.09" calcext:value-type="float">
            <text:p>6.090</text:p>
          </table:table-cell>
          <table:table-cell table:formula="of:=AVERAGE([.F34:.Q34])" office:value-type="float" office:value="5.83333333333333" calcext:value-type="float">
            <text:p>5.833</text:p>
          </table:table-cell>
          <table:table-cell table:formula="of:=AVERAGE([.E30:.E34])" office:value-type="float" office:value="6.99154912839373" calcext:value-type="float">
            <text:p>6.992</text:p>
          </table:table-cell>
          <table:table-cell table:formula="of:=STDEV([.F34:.Q34])" office:value-type="float" office:value="8.01264152713849" calcext:value-type="float">
            <text:p>8.013</text:p>
          </table:table-cell>
          <table:table-cell office:value-type="float" office:value="-1.2" calcext:value-type="float">
            <text:p>-1.2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formula="of:=AVERAGE([.C31:.C35])" office:value-type="float" office:value="6.13" calcext:value-type="float">
            <text:p>6.130</text:p>
          </table:table-cell>
          <table:table-cell table:formula="of:=AVERAGE([.F35:.Q35])" office:value-type="float" office:value="6.38333333333333" calcext:value-type="float">
            <text:p>6.383</text:p>
          </table:table-cell>
          <table:table-cell table:formula="of:=AVERAGE([.E31:.E35])" office:value-type="float" office:value="6.60785654958032" calcext:value-type="float">
            <text:p>6.608</text:p>
          </table:table-cell>
          <table:table-cell table:formula="of:=STDEV([.F35:.Q35])" office:value-type="float" office:value="5.66870729745702" calcext:value-type="float">
            <text:p>5.669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formula="of:=AVERAGE([.C32:.C36])" office:value-type="float" office:value="5.82" calcext:value-type="float">
            <text:p>5.820</text:p>
          </table:table-cell>
          <table:table-cell table:formula="of:=AVERAGE([.F36:.Q36])" office:value-type="float" office:value="5.46666666666667" calcext:value-type="float">
            <text:p>5.467</text:p>
          </table:table-cell>
          <table:table-cell table:formula="of:=AVERAGE([.E32:.E36])" office:value-type="float" office:value="6.81687050564462" calcext:value-type="float">
            <text:p>6.817</text:p>
          </table:table-cell>
          <table:table-cell table:formula="of:=STDEV([.F36:.Q36])" office:value-type="float" office:value="7.1201804539611" calcext:value-type="float">
            <text:p>7.120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formula="of:=AVERAGE([.C33:.C37])" office:value-type="float" office:value="5.585" calcext:value-type="float">
            <text:p>5.585</text:p>
          </table:table-cell>
          <table:table-cell table:formula="of:=AVERAGE([.F37:.Q37])" office:value-type="float" office:value="4.21666666666667" calcext:value-type="float">
            <text:p>4.217</text:p>
          </table:table-cell>
          <table:table-cell table:formula="of:=AVERAGE([.E33:.E37])" office:value-type="float" office:value="7.11637829862042" calcext:value-type="float">
            <text:p>7.116</text:p>
          </table:table-cell>
          <table:table-cell table:formula="of:=STDEV([.F37:.Q37])" office:value-type="float" office:value="8.11987833913934" calcext:value-type="float">
            <text:p>8.120</text:p>
          </table:table-cell>
          <table:table-cell office:value-type="float" office:value="-7.4" calcext:value-type="float">
            <text:p>-7.4</text:p>
          </table:table-cell>
          <table:table-cell office:value-type="float" office:value="-8.2" calcext:value-type="float">
            <text:p>-8.2</text:p>
          </table:table-cell>
          <table:table-cell office:value-type="float" office:value="-2.1" calcext:value-type="float">
            <text:p>-2.1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formula="of:=AVERAGE([.C34:.C38])" office:value-type="float" office:value="5.17666666666667" calcext:value-type="float">
            <text:p>5.177</text:p>
          </table:table-cell>
          <table:table-cell table:formula="of:=AVERAGE([.F38:.Q38])" office:value-type="float" office:value="3.98333333333333" calcext:value-type="float">
            <text:p>3.983</text:p>
          </table:table-cell>
          <table:table-cell table:formula="of:=AVERAGE([.E34:.E38])" office:value-type="float" office:value="7.52815043715592" calcext:value-type="float">
            <text:p>7.528</text:p>
          </table:table-cell>
          <table:table-cell table:formula="of:=STDEV([.F38:.Q38])" office:value-type="float" office:value="8.71934456808364" calcext:value-type="float">
            <text:p>8.719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-0.6" calcext:value-type="float">
            <text:p>-0.6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formula="of:=AVERAGE([.C35:.C39])" office:value-type="float" office:value="4.77" calcext:value-type="float">
            <text:p>4.770</text:p>
          </table:table-cell>
          <table:table-cell table:formula="of:=AVERAGE([.F39:.Q39])" office:value-type="float" office:value="3.8" calcext:value-type="float">
            <text:p>3.800</text:p>
          </table:table-cell>
          <table:table-cell table:formula="of:=AVERAGE([.E35:.E39])" office:value-type="float" office:value="7.60098369379068" calcext:value-type="float">
            <text:p>7.601</text:p>
          </table:table-cell>
          <table:table-cell table:formula="of:=STDEV([.F39:.Q39])" office:value-type="float" office:value="8.3768078103123" calcext:value-type="float">
            <text:p>8.377</text:p>
          </table:table-cell>
          <table:table-cell office:value-type="float" office:value="-11.8" calcext:value-type="float">
            <text:p>-11.8</text:p>
          </table:table-cell>
          <table:table-cell office:value-type="float" office:value="-7.3" calcext:value-type="float">
            <text:p>-7.3</text:p>
          </table:table-cell>
          <table:table-cell office:value-type="float" office:value="-3.8" calcext:value-type="float">
            <text:p>-3.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formula="of:=AVERAGE([.C36:.C40])" office:value-type="float" office:value="4.65333333333333" calcext:value-type="float">
            <text:p>4.653</text:p>
          </table:table-cell>
          <table:table-cell table:formula="of:=AVERAGE([.F40:.Q40])" office:value-type="float" office:value="5.8" calcext:value-type="float">
            <text:p>5.800</text:p>
          </table:table-cell>
          <table:table-cell table:formula="of:=AVERAGE([.E36:.E40])" office:value-type="float" office:value="7.79090107526727" calcext:value-type="float">
            <text:p>7.791</text:p>
          </table:table-cell>
          <table:table-cell table:formula="of:=STDEV([.F40:.Q40])" office:value-type="float" office:value="6.61829420483996" calcext:value-type="float">
            <text:p>6.618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formula="of:=AVERAGE([.C37:.C41])" office:value-type="float" office:value="4.65833333333333" calcext:value-type="float">
            <text:p>4.658</text:p>
          </table:table-cell>
          <table:table-cell table:formula="of:=AVERAGE([.F41:.Q41])" office:value-type="float" office:value="5.49166666666667" calcext:value-type="float">
            <text:p>5.492</text:p>
          </table:table-cell>
          <table:table-cell table:formula="of:=AVERAGE([.E37:.E41])" office:value-type="float" office:value="7.66395146321628" calcext:value-type="float">
            <text:p>7.664</text:p>
          </table:table-cell>
          <table:table-cell table:formula="of:=STDEV([.F41:.Q41])" office:value-type="float" office:value="6.48543239370617" calcext:value-type="float">
            <text:p>6.485</text:p>
          </table:table-cell>
          <table:table-cell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.2" calcext:value-type="float">
            <text:p>7.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formula="of:=AVERAGE([.C38:.C42])" office:value-type="float" office:value="4.95333333333333" calcext:value-type="float">
            <text:p>4.953</text:p>
          </table:table-cell>
          <table:table-cell table:formula="of:=AVERAGE([.F42:.Q42])" office:value-type="float" office:value="5.69166666666667" calcext:value-type="float">
            <text:p>5.692</text:p>
          </table:table-cell>
          <table:table-cell table:formula="of:=AVERAGE([.E38:.E42])" office:value-type="float" office:value="7.5928606961945" calcext:value-type="float">
            <text:p>7.593</text:p>
          </table:table-cell>
          <table:table-cell table:formula="of:=STDEV([.F42:.Q42])" office:value-type="float" office:value="7.76442450403041" calcext:value-type="float">
            <text:p>7.764</text:p>
          </table:table-cell>
          <table:table-cell office:value-type="float" office:value="-8.8" calcext:value-type="float">
            <text:p>-8.8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formula="of:=AVERAGE([.C39:.C43])" office:value-type="float" office:value="5.25" calcext:value-type="float">
            <text:p>5.250</text:p>
          </table:table-cell>
          <table:table-cell table:formula="of:=AVERAGE([.F43:.Q43])" office:value-type="float" office:value="5.46666666666667" calcext:value-type="float">
            <text:p>5.467</text:p>
          </table:table-cell>
          <table:table-cell table:formula="of:=AVERAGE([.E39:.E43])" office:value-type="float" office:value="7.22904009091097" calcext:value-type="float">
            <text:p>7.229</text:p>
          </table:table-cell>
          <table:table-cell table:formula="of:=STDEV([.F43:.Q43])" office:value-type="float" office:value="6.90024154166601" calcext:value-type="float">
            <text:p>6.900</text:p>
          </table:table-cell>
          <table:table-cell office:value-type="float" office:value="-3.5" calcext:value-type="float">
            <text:p>-3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formula="of:=AVERAGE([.C40:.C44])" office:value-type="float" office:value="5.38666666666667" calcext:value-type="float">
            <text:p>5.387</text:p>
          </table:table-cell>
          <table:table-cell table:formula="of:=AVERAGE([.F44:.Q44])" office:value-type="float" office:value="4.48333333333333" calcext:value-type="float">
            <text:p>4.483</text:p>
          </table:table-cell>
          <table:table-cell table:formula="of:=AVERAGE([.E40:.E44])" office:value-type="float" office:value="7.37608120530383" calcext:value-type="float">
            <text:p>7.376</text:p>
          </table:table-cell>
          <table:table-cell table:formula="of:=STDEV([.F44:.Q44])" office:value-type="float" office:value="9.1120133822766" calcext:value-type="float">
            <text:p>9.112</text:p>
          </table:table-cell>
          <table:table-cell office:value-type="float" office:value="-3.4" calcext:value-type="float">
            <text:p>-3.4</text:p>
          </table:table-cell>
          <table:table-cell office:value-type="float" office:value="-11" calcext:value-type="float">
            <text:p>-11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formula="of:=AVERAGE([.C41:.C45])" office:value-type="float" office:value="5.37333333333333" calcext:value-type="float">
            <text:p>5.373</text:p>
          </table:table-cell>
          <table:table-cell table:formula="of:=AVERAGE([.F45:.Q45])" office:value-type="float" office:value="5.73333333333333" calcext:value-type="float">
            <text:p>5.733</text:p>
          </table:table-cell>
          <table:table-cell table:formula="of:=AVERAGE([.E41:.E45])" office:value-type="float" office:value="7.42345603763979" calcext:value-type="float">
            <text:p>7.423</text:p>
          </table:table-cell>
          <table:table-cell table:formula="of:=STDEV([.F45:.Q45])" office:value-type="float" office:value="6.85516836651977" calcext:value-type="float">
            <text:p>6.855</text:p>
          </table:table-cell>
          <table:table-cell office:value-type="float" office:value="-4.9" calcext:value-type="float">
            <text:p>-4.9</text:p>
          </table:table-cell>
          <table:table-cell office:value-type="float" office:value="-2.9" calcext:value-type="float">
            <text:p>-2.9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formula="of:=AVERAGE([.C42:.C46])" office:value-type="float" office:value="5.52" calcext:value-type="float">
            <text:p>5.520</text:p>
          </table:table-cell>
          <table:table-cell table:formula="of:=AVERAGE([.F46:.Q46])" office:value-type="float" office:value="6.225" calcext:value-type="float">
            <text:p>6.225</text:p>
          </table:table-cell>
          <table:table-cell table:formula="of:=AVERAGE([.E42:.E46])" office:value-type="float" office:value="7.37368303557189" calcext:value-type="float">
            <text:p>7.374</text:p>
          </table:table-cell>
          <table:table-cell table:formula="of:=STDEV([.F46:.Q46])" office:value-type="float" office:value="6.23656738336665" calcext:value-type="float">
            <text:p>6.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formula="of:=AVERAGE([.C43:.C47])" office:value-type="float" office:value="5.48" calcext:value-type="float">
            <text:p>5.480</text:p>
          </table:table-cell>
          <table:table-cell table:formula="of:=AVERAGE([.F47:.Q47])" office:value-type="float" office:value="5.49166666666667" calcext:value-type="float">
            <text:p>5.492</text:p>
          </table:table-cell>
          <table:table-cell table:formula="of:=AVERAGE([.E43:.E47])" office:value-type="float" office:value="7.16353505026431" calcext:value-type="float">
            <text:p>7.164</text:p>
          </table:table-cell>
          <table:table-cell table:formula="of:=STDEV([.F47:.Q47])" office:value-type="float" office:value="6.7136845774925" calcext:value-type="float">
            <text:p>6.714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formula="of:=AVERAGE([.C46:.C48])" office:value-type="float" office:value="6.12222222222222" calcext:value-type="float">
            <text:p>6.122</text:p>
          </table:table-cell>
          <table:table-cell table:formula="of:=AVERAGE([.F48:.Q48])" office:value-type="float" office:value="6.65" calcext:value-type="float">
            <text:p>6.650</text:p>
          </table:table-cell>
          <table:table-cell table:formula="of:=AVERAGE([.E44:.E48])" office:value-type="float" office:value="7.10305967560045" calcext:value-type="float">
            <text:p>7.103</text:p>
          </table:table-cell>
          <table:table-cell table:formula="of:=STDEV([.F48:.Q48])" office:value-type="float" office:value="6.59786466834674" calcext:value-type="float">
            <text:p>6.598</text:p>
          </table:table-cell>
          <table:table-cell office:value-type="float" office:value="-1.9" calcext:value-type="float">
            <text:p>-1.9</text:p>
          </table:table-cell>
          <table:table-cell office:value-type="float" office:value="-3.2" calcext:value-type="float">
            <text:p>-3.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9.7" calcext:value-type="float">
            <text:p>9.7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formula="of:=AVERAGE([.C47:.C49])" office:value-type="float" office:value="5.88333333333333" calcext:value-type="float">
            <text:p>5.883</text:p>
          </table:table-cell>
          <table:table-cell table:formula="of:=AVERAGE([.F49:.Q49])" office:value-type="float" office:value="5.50833333333333" calcext:value-type="float">
            <text:p>5.508</text:p>
          </table:table-cell>
          <table:table-cell table:formula="of:=AVERAGE([.E45:.E49])" office:value-type="float" office:value="6.71020132154195" calcext:value-type="float">
            <text:p>6.710</text:p>
          </table:table-cell>
          <table:table-cell table:formula="of:=STDEV([.F49:.Q49])" office:value-type="float" office:value="7.14772161198408" calcext:value-type="float">
            <text:p>7.148</text:p>
          </table:table-cell>
          <table:table-cell office:value-type="float" office:value="-4.9" calcext:value-type="float">
            <text:p>-4.9</text:p>
          </table:table-cell>
          <table:table-cell office:value-type="float" office:value="-5.4" calcext:value-type="float">
            <text:p>-5.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formula="of:=AVERAGE([.C48:.C50])" office:value-type="float" office:value="5.66388888888889" calcext:value-type="float">
            <text:p>5.664</text:p>
          </table:table-cell>
          <table:table-cell table:formula="of:=AVERAGE([.F50:.Q50])" office:value-type="float" office:value="4.83333333333333" calcext:value-type="float">
            <text:p>4.833</text:p>
          </table:table-cell>
          <table:table-cell table:formula="of:=AVERAGE([.E46:.E50])" office:value-type="float" office:value="6.85752401635651" calcext:value-type="float">
            <text:p>6.858</text:p>
          </table:table-cell>
          <table:table-cell table:formula="of:=STDEV([.F50:.Q50])" office:value-type="float" office:value="7.5917818405926" calcext:value-type="float">
            <text:p>7.592</text:p>
          </table:table-cell>
          <table:table-cell office:value-type="float" office:value="-3.4" calcext:value-type="float">
            <text:p>-3.4</text:p>
          </table:table-cell>
          <table:table-cell office:value-type="float" office:value="-6.5" calcext:value-type="float">
            <text:p>-6.5</text:p>
          </table:table-cell>
          <table:table-cell office:value-type="float" office:value="-1.4" calcext:value-type="float">
            <text:p>-1.4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formula="of:=AVERAGE([.C48:.C51])" office:value-type="float" office:value="5.42708333333333" calcext:value-type="float">
            <text:p>5.427</text:p>
          </table:table-cell>
          <table:table-cell table:formula="of:=AVERAGE([.F51:.Q51])" office:value-type="float" office:value="4.71666666666667" calcext:value-type="float">
            <text:p>4.717</text:p>
          </table:table-cell>
          <table:table-cell table:formula="of:=AVERAGE([.E47:.E51])" office:value-type="float" office:value="7.00275780235971" calcext:value-type="float">
            <text:p>7.003</text:p>
          </table:table-cell>
          <table:table-cell table:formula="of:=STDEV([.F51:.Q51])" office:value-type="float" office:value="6.96273631338262" calcext:value-type="float">
            <text:p>6.963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formula="of:=AVERAGE([.C48:.C52])" office:value-type="float" office:value="5.45333333333333" calcext:value-type="float">
            <text:p>5.453</text:p>
          </table:table-cell>
          <table:table-cell table:formula="of:=AVERAGE([.F52:.Q52])" office:value-type="float" office:value="5.55833333333333" calcext:value-type="float">
            <text:p>5.558</text:p>
          </table:table-cell>
          <table:table-cell table:formula="of:=AVERAGE([.E48:.E52])" office:value-type="float" office:value="6.89088040423724" calcext:value-type="float">
            <text:p>6.891</text:p>
          </table:table-cell>
          <table:table-cell table:formula="of:=STDEV([.F52:.Q52])" office:value-type="float" office:value="6.15429758688015" calcext:value-type="float">
            <text:p>6.154</text:p>
          </table:table-cell>
          <table:table-cell office:value-type="float" office:value="-0.6" calcext:value-type="float">
            <text:p>-0.6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8.9" calcext:value-type="float">
            <text:p>8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formula="of:=AVERAGE([.C49:.C53])" office:value-type="float" office:value="5.08166666666667" calcext:value-type="float">
            <text:p>5.082</text:p>
          </table:table-cell>
          <table:table-cell table:formula="of:=AVERAGE([.F53:.Q53])" office:value-type="float" office:value="4.79166666666667" calcext:value-type="float">
            <text:p>4.792</text:p>
          </table:table-cell>
          <table:table-cell table:formula="of:=AVERAGE([.E49:.E53])" office:value-type="float" office:value="7.16194961267353" calcext:value-type="float">
            <text:p>7.162</text:p>
          </table:table-cell>
          <table:table-cell table:formula="of:=STDEV([.F53:.Q53])" office:value-type="float" office:value="7.95321071052821" calcext:value-type="float">
            <text:p>7.953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formula="of:=AVERAGE([.C50:.C54])" office:value-type="float" office:value="5.22333333333333" calcext:value-type="float">
            <text:p>5.223</text:p>
          </table:table-cell>
          <table:table-cell table:formula="of:=AVERAGE([.F54:.Q54])" office:value-type="float" office:value="6.21666666666667" calcext:value-type="float">
            <text:p>6.217</text:p>
          </table:table-cell>
          <table:table-cell table:formula="of:=AVERAGE([.E50:.E54])" office:value-type="float" office:value="7.05011220577481" calcext:value-type="float">
            <text:p>7.050</text:p>
          </table:table-cell>
          <table:table-cell table:formula="of:=STDEV([.F54:.Q54])" office:value-type="float" office:value="6.5885345774905" calcext:value-type="float">
            <text:p>6.589</text:p>
          </table:table-cell>
          <table:table-cell office:value-type="float" office:value="-4.9" calcext:value-type="float">
            <text:p>-4.9</text:p>
          </table:table-cell>
          <table:table-cell office:value-type="float" office:value="-2.5" calcext:value-type="float">
            <text:p>-2.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formula="of:=AVERAGE([.C51:.C55])" office:value-type="float" office:value="5.375" calcext:value-type="float">
            <text:p>5.375</text:p>
          </table:table-cell>
          <table:table-cell table:formula="of:=AVERAGE([.F55:.Q55])" office:value-type="float" office:value="5.59166666666667" calcext:value-type="float">
            <text:p>5.592</text:p>
          </table:table-cell>
          <table:table-cell table:formula="of:=AVERAGE([.E51:.E55])" office:value-type="float" office:value="6.98153220494592" calcext:value-type="float">
            <text:p>6.982</text:p>
          </table:table-cell>
          <table:table-cell table:formula="of:=STDEV([.F55:.Q55])" office:value-type="float" office:value="7.24888183644815" calcext:value-type="float">
            <text:p>7.249</text:p>
          </table:table-cell>
          <table:table-cell office:value-type="float" office:value="-5.1" calcext:value-type="float">
            <text:p>-5.1</text:p>
          </table:table-cell>
          <table:table-cell office:value-type="float" office:value="-3.2" calcext:value-type="float">
            <text:p>-3.2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formula="of:=AVERAGE([.C52:.C56])" office:value-type="float" office:value="5.65833333333333" calcext:value-type="float">
            <text:p>5.658</text:p>
          </table:table-cell>
          <table:table-cell table:formula="of:=AVERAGE([.F56:.Q56])" office:value-type="float" office:value="6.13333333333333" calcext:value-type="float">
            <text:p>6.133</text:p>
          </table:table-cell>
          <table:table-cell table:formula="of:=AVERAGE([.E52:.E56])" office:value-type="float" office:value="6.87918107488105" calcext:value-type="float">
            <text:p>6.879</text:p>
          </table:table-cell>
          <table:table-cell table:formula="of:=STDEV([.F56:.Q56])" office:value-type="float" office:value="6.45098066305826" calcext:value-type="float">
            <text:p>6.451</text:p>
          </table:table-cell>
          <table:table-cell office:value-type="float" office:value="-5.6" calcext:value-type="float">
            <text:p>-5.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formula="of:=AVERAGE([.C53:.C57])" office:value-type="float" office:value="5.48" calcext:value-type="float">
            <text:p>5.480</text:p>
          </table:table-cell>
          <table:table-cell table:formula="of:=AVERAGE([.F57:.Q57])" office:value-type="float" office:value="4.66666666666667" calcext:value-type="float">
            <text:p>4.667</text:p>
          </table:table-cell>
          <table:table-cell table:formula="of:=AVERAGE([.E53:.E57])" office:value-type="float" office:value="6.95398288999194" calcext:value-type="float">
            <text:p>6.954</text:p>
          </table:table-cell>
          <table:table-cell table:formula="of:=STDEV([.F57:.Q57])" office:value-type="float" office:value="6.52830666243459" calcext:value-type="float">
            <text:p>6.528</text:p>
          </table:table-cell>
          <table:table-cell office:value-type="float" office:value="-0.7" calcext:value-type="float">
            <text:p>-0.7</text:p>
          </table:table-cell>
          <table:table-cell office:value-type="float" office:value="-1.8" calcext:value-type="float">
            <text:p>-1.8</text:p>
          </table:table-cell>
          <table:table-cell office:value-type="float" office:value="-3.9" calcext:value-type="float">
            <text:p>-3.9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12.3" calcext:value-type="float">
            <text:p>12.3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formula="of:=AVERAGE([.C54:.C58])" office:value-type="float" office:value="5.46833333333333" calcext:value-type="float">
            <text:p>5.468</text:p>
          </table:table-cell>
          <table:table-cell table:formula="of:=AVERAGE([.F58:.Q58])" office:value-type="float" office:value="4.73333333333333" calcext:value-type="float">
            <text:p>4.733</text:p>
          </table:table-cell>
          <table:table-cell table:formula="of:=AVERAGE([.E54:.E58])" office:value-type="float" office:value="7.07127588255694" calcext:value-type="float">
            <text:p>7.071</text:p>
          </table:table-cell>
          <table:table-cell table:formula="of:=STDEV([.F58:.Q58])" office:value-type="float" office:value="8.53967567335321" calcext:value-type="float">
            <text:p>8.540</text:p>
          </table:table-cell>
          <table:table-cell office:value-type="float" office:value="-7.5" calcext:value-type="float">
            <text:p>-7.5</text:p>
          </table:table-cell>
          <table:table-cell office:value-type="float" office:value="-8.9" calcext:value-type="float">
            <text:p>-8.9</text:p>
          </table:table-cell>
          <table:table-cell office:value-type="float" office:value="-0.9" calcext:value-type="float">
            <text:p>-0.9</text:p>
          </table:table-cell>
          <table:table-cell office:value-type="float" office:value="4.9" calcext:value-type="float">
            <text:p>4.9</text:p>
          </table:table-cell>
          <table:table-cell office:value-type="float" office:value="10.5" calcext:value-type="float">
            <text:p>1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formula="of:=AVERAGE([.C55:.C59])" office:value-type="float" office:value="5.255" calcext:value-type="float">
            <text:p>5.255</text:p>
          </table:table-cell>
          <table:table-cell table:formula="of:=AVERAGE([.F59:.Q59])" office:value-type="float" office:value="5.15" calcext:value-type="float">
            <text:p>5.150</text:p>
          </table:table-cell>
          <table:table-cell table:formula="of:=AVERAGE([.E55:.E59])" office:value-type="float" office:value="6.89735852176484" calcext:value-type="float">
            <text:p>6.897</text:p>
          </table:table-cell>
          <table:table-cell table:formula="of:=STDEV([.F59:.Q59])" office:value-type="float" office:value="5.71894777352999" calcext:value-type="float">
            <text:p>5.719</text:p>
          </table:table-cell>
          <table:table-cell table:number-columns-repeated="2"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formula="of:=AVERAGE([.C56:.C60])" office:value-type="float" office:value="5.03666666666667" calcext:value-type="float">
            <text:p>5.037</text:p>
          </table:table-cell>
          <table:table-cell table:formula="of:=AVERAGE([.F60:.Q60])" office:value-type="float" office:value="4.5" calcext:value-type="float">
            <text:p>4.500</text:p>
          </table:table-cell>
          <table:table-cell table:formula="of:=AVERAGE([.E56:.E60])" office:value-type="float" office:value="6.93175318113071" calcext:value-type="float">
            <text:p>6.932</text:p>
          </table:table-cell>
          <table:table-cell table:formula="of:=STDEV([.F60:.Q60])" office:value-type="float" office:value="7.42085513327749" calcext:value-type="float">
            <text:p>7.42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formula="of:=AVERAGE([.C57:.C61])" office:value-type="float" office:value="4.685" calcext:value-type="float">
            <text:p>4.685</text:p>
          </table:table-cell>
          <table:table-cell table:formula="of:=AVERAGE([.F61:.Q61])" office:value-type="float" office:value="4.375" calcext:value-type="float">
            <text:p>4.375</text:p>
          </table:table-cell>
          <table:table-cell table:formula="of:=AVERAGE([.E57:.E61])" office:value-type="float" office:value="7.202771610676" calcext:value-type="float">
            <text:p>7.203</text:p>
          </table:table-cell>
          <table:table-cell table:formula="of:=STDEV([.F61:.Q61])" office:value-type="float" office:value="7.80607281078474" calcext:value-type="float">
            <text:p>7.806</text:p>
          </table:table-cell>
          <table:table-cell office:value-type="float" office:value="-7.4" calcext:value-type="float">
            <text:p>-7.4</text:p>
          </table:table-cell>
          <table:table-cell office:value-type="float" office:value="-6.1" calcext:value-type="float">
            <text:p>-6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formula="of:=AVERAGE([.C58:.C62])" office:value-type="float" office:value="4.80333333333333" calcext:value-type="float">
            <text:p>4.803</text:p>
          </table:table-cell>
          <table:table-cell table:formula="of:=AVERAGE([.F62:.Q62])" office:value-type="float" office:value="5.25833333333333" calcext:value-type="float">
            <text:p>5.258</text:p>
          </table:table-cell>
          <table:table-cell table:formula="of:=AVERAGE([.E58:.E62])" office:value-type="float" office:value="7.12675792419722" calcext:value-type="float">
            <text:p>7.127</text:p>
          </table:table-cell>
          <table:table-cell table:formula="of:=STDEV([.F62:.Q62])" office:value-type="float" office:value="6.14823823004065" calcext:value-type="float">
            <text:p>6.148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formula="of:=AVERAGE([.C59:.C63])" office:value-type="float" office:value="4.76333333333333" calcext:value-type="float">
            <text:p>4.763</text:p>
          </table:table-cell>
          <table:table-cell table:formula="of:=AVERAGE([.F63:.Q63])" office:value-type="float" office:value="4.53333333333333" calcext:value-type="float">
            <text:p>4.533</text:p>
          </table:table-cell>
          <table:table-cell table:formula="of:=AVERAGE([.E59:.E63])" office:value-type="float" office:value="6.95498881590721" calcext:value-type="float">
            <text:p>6.955</text:p>
          </table:table-cell>
          <table:table-cell table:formula="of:=STDEV([.F63:.Q63])" office:value-type="float" office:value="7.68083013190316" calcext:value-type="float">
            <text:p>7.681</text:p>
          </table:table-cell>
          <table:table-cell office:value-type="float" office:value="-4.6" calcext:value-type="float">
            <text:p>-4.6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formula="of:=AVERAGE([.C60:.C64])" office:value-type="float" office:value="4.73333333333333" calcext:value-type="float">
            <text:p>4.733</text:p>
          </table:table-cell>
          <table:table-cell table:formula="of:=AVERAGE([.F64:.Q64])" office:value-type="float" office:value="5" calcext:value-type="float">
            <text:p>5.000</text:p>
          </table:table-cell>
          <table:table-cell table:formula="of:=AVERAGE([.E60:.E64])" office:value-type="float" office:value="7.45144314550622" calcext:value-type="float">
            <text:p>7.451</text:p>
          </table:table-cell>
          <table:table-cell table:formula="of:=STDEV([.F64:.Q64])" office:value-type="float" office:value="8.20121942152507" calcext:value-type="float">
            <text:p>8.201</text:p>
          </table:table-cell>
          <table:table-cell office:value-type="float" office:value="-0.8" calcext:value-type="float">
            <text:p>-0.8</text:p>
          </table:table-cell>
          <table:table-cell office:value-type="float" office:value="-7.1" calcext:value-type="float">
            <text:p>-7.1</text:p>
          </table:table-cell>
          <table:table-cell office:value-type="float" office:value="-2.7" calcext:value-type="float">
            <text:p>-2.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1.9" calcext:value-type="float">
            <text:p>-1.9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formula="of:=AVERAGE([.C61:.C65])" office:value-type="float" office:value="4.74333333333333" calcext:value-type="float">
            <text:p>4.743</text:p>
          </table:table-cell>
          <table:table-cell table:formula="of:=AVERAGE([.F65:.Q65])" office:value-type="float" office:value="4.55" calcext:value-type="float">
            <text:p>4.550</text:p>
          </table:table-cell>
          <table:table-cell table:formula="of:=AVERAGE([.E61:.E65])" office:value-type="float" office:value="7.49227584462859" calcext:value-type="float">
            <text:p>7.492</text:p>
          </table:table-cell>
          <table:table-cell table:formula="of:=STDEV([.F65:.Q65])" office:value-type="float" office:value="7.62501862888932" calcext:value-type="float">
            <text:p>7.625</text:p>
          </table:table-cell>
          <table:table-cell office:value-type="float" office:value="-4.1" calcext:value-type="float">
            <text:p>-4.1</text:p>
          </table:table-cell>
          <table:table-cell office:value-type="float" office:value="-5.9" calcext:value-type="float">
            <text:p>-5.9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5.6" calcext:value-type="float">
            <text:p>15.6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9.1" calcext:value-type="float">
            <text:p>9.1</text:p>
          </table:table-cell>
          <table:table-cell office:value-type="float" office:value="5.5" calcext:value-type="float">
            <text:p>5.5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formula="of:=AVERAGE([.C62:.C66])" office:value-type="float" office:value="4.94833333333333" calcext:value-type="float">
            <text:p>4.948</text:p>
          </table:table-cell>
          <table:table-cell table:formula="of:=AVERAGE([.F66:.Q66])" office:value-type="float" office:value="5.4" calcext:value-type="float">
            <text:p>5.400</text:p>
          </table:table-cell>
          <table:table-cell table:formula="of:=AVERAGE([.E62:.E66])" office:value-type="float" office:value="7.15199981863589" calcext:value-type="float">
            <text:p>7.152</text:p>
          </table:table-cell>
          <table:table-cell table:formula="of:=STDEV([.F66:.Q66])" office:value-type="float" office:value="6.10469268082127" calcext:value-type="float">
            <text:p>6.105</text:p>
          </table:table-cell>
          <table:table-cell office:value-type="float" office:value="-2.2" calcext:value-type="float">
            <text:p>-2.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formula="of:=AVERAGE([.C63:.C67])" office:value-type="float" office:value="5.03333333333333" calcext:value-type="float">
            <text:p>5.033</text:p>
          </table:table-cell>
          <table:table-cell table:formula="of:=AVERAGE([.F67:.Q67])" office:value-type="float" office:value="5.68333333333333" calcext:value-type="float">
            <text:p>5.683</text:p>
          </table:table-cell>
          <table:table-cell table:formula="of:=AVERAGE([.E63:.E67])" office:value-type="float" office:value="7.21981356342367" calcext:value-type="float">
            <text:p>7.220</text:p>
          </table:table-cell>
          <table:table-cell table:formula="of:=STDEV([.F67:.Q67])" office:value-type="float" office:value="6.48730695397956" calcext:value-type="float">
            <text:p>6.487</text:p>
          </table:table-cell>
          <table:table-cell office:value-type="float" office:value="-4.2" calcext:value-type="float">
            <text:p>-4.2</text:p>
          </table:table-cell>
          <table:table-cell office:value-type="float" office:value="-2.6" calcext:value-type="float">
            <text:p>-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formula="of:=AVERAGE([.C64:.C68])" office:value-type="float" office:value="5.18333333333333" calcext:value-type="float">
            <text:p>5.183</text:p>
          </table:table-cell>
          <table:table-cell table:formula="of:=AVERAGE([.F68:.Q68])" office:value-type="float" office:value="5.28333333333333" calcext:value-type="float">
            <text:p>5.283</text:p>
          </table:table-cell>
          <table:table-cell table:formula="of:=AVERAGE([.E64:.E68])" office:value-type="float" office:value="6.90987110655402" calcext:value-type="float">
            <text:p>6.910</text:p>
          </table:table-cell>
          <table:table-cell table:formula="of:=STDEV([.F68:.Q68])" office:value-type="float" office:value="6.13111784755489" calcext:value-type="float">
            <text:p>6.1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formula="of:=AVERAGE([.C65:.C69])" office:value-type="float" office:value="5.44333333333333" calcext:value-type="float">
            <text:p>5.443</text:p>
          </table:table-cell>
          <table:table-cell table:formula="of:=AVERAGE([.F69:.Q69])" office:value-type="float" office:value="6.3" calcext:value-type="float">
            <text:p>6.300</text:p>
          </table:table-cell>
          <table:table-cell table:formula="of:=AVERAGE([.E65:.E69])" office:value-type="float" office:value="6.36357752858256" calcext:value-type="float">
            <text:p>6.364</text:p>
          </table:table-cell>
          <table:table-cell table:formula="of:=STDEV([.F69:.Q69])" office:value-type="float" office:value="5.46975153166776" calcext:value-type="float">
            <text:p>5.470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formula="of:=AVERAGE([.C66:.C70])" office:value-type="float" office:value="5.70333333333333" calcext:value-type="float">
            <text:p>5.703</text:p>
          </table:table-cell>
          <table:table-cell table:formula="of:=AVERAGE([.F70:.Q70])" office:value-type="float" office:value="5.85" calcext:value-type="float">
            <text:p>5.850</text:p>
          </table:table-cell>
          <table:table-cell table:formula="of:=AVERAGE([.E66:.E70])" office:value-type="float" office:value="6.05223842624142" calcext:value-type="float">
            <text:p>6.052</text:p>
          </table:table-cell>
          <table:table-cell table:formula="of:=STDEV([.F70:.Q70])" office:value-type="float" office:value="6.06832311718365" calcext:value-type="float">
            <text:p>6.068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formula="of:=AVERAGE([.C67:.C71])" office:value-type="float" office:value="5.505" calcext:value-type="float">
            <text:p>5.505</text:p>
          </table:table-cell>
          <table:table-cell table:formula="of:=AVERAGE([.F71:.Q71])" office:value-type="float" office:value="4.40833333333333" calcext:value-type="float">
            <text:p>4.408</text:p>
          </table:table-cell>
          <table:table-cell table:formula="of:=AVERAGE([.E67:.E71])" office:value-type="float" office:value="6.30535325862708" calcext:value-type="float">
            <text:p>6.305</text:p>
          </table:table-cell>
          <table:table-cell table:formula="of:=STDEV([.F71:.Q71])" office:value-type="float" office:value="7.37026684274954" calcext:value-type="float">
            <text:p>7.37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-3.1" calcext:value-type="float">
            <text:p>-3.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formula="of:=AVERAGE([.C68:.C72])" office:value-type="float" office:value="5.36833333333333" calcext:value-type="float">
            <text:p>5.368</text:p>
          </table:table-cell>
          <table:table-cell table:formula="of:=AVERAGE([.F72:.Q72])" office:value-type="float" office:value="5" calcext:value-type="float">
            <text:p>5.000</text:p>
          </table:table-cell>
          <table:table-cell table:formula="of:=AVERAGE([.E68:.E72])" office:value-type="float" office:value="6.39680903926037" calcext:value-type="float">
            <text:p>6.397</text:p>
          </table:table-cell>
          <table:table-cell table:formula="of:=STDEV([.F72:.Q72])" office:value-type="float" office:value="6.94458585714604" calcext:value-type="float">
            <text:p>6.945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formula="of:=AVERAGE([.C69:.C73])" office:value-type="float" office:value="5.325" calcext:value-type="float">
            <text:p>5.325</text:p>
          </table:table-cell>
          <table:table-cell table:formula="of:=AVERAGE([.F73:.Q73])" office:value-type="float" office:value="5.06666666666667" calcext:value-type="float">
            <text:p>5.067</text:p>
          </table:table-cell>
          <table:table-cell table:formula="of:=AVERAGE([.E69:.E73])" office:value-type="float" office:value="6.70025170389291" calcext:value-type="float">
            <text:p>6.700</text:p>
          </table:table-cell>
          <table:table-cell table:formula="of:=STDEV([.F73:.Q73])" office:value-type="float" office:value="7.64833117071755" calcext:value-type="float">
            <text:p>7.648</text:p>
          </table:table-cell>
          <table:table-cell office:value-type="float" office:value="-1.2" calcext:value-type="float">
            <text:p>-1.2</text:p>
          </table:table-cell>
          <table:table-cell office:value-type="float" office:value="-4.8" calcext:value-type="float">
            <text:p>-4.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8.1" calcext:value-type="float">
            <text:p>-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formula="of:=AVERAGE([.C70:.C74])" office:value-type="float" office:value="4.83666666666667" calcext:value-type="float">
            <text:p>4.837</text:p>
          </table:table-cell>
          <table:table-cell table:formula="of:=AVERAGE([.F74:.Q74])" office:value-type="float" office:value="3.85833333333333" calcext:value-type="float">
            <text:p>3.858</text:p>
          </table:table-cell>
          <table:table-cell table:formula="of:=AVERAGE([.E70:.E74])" office:value-type="float" office:value="7.10380133432265" calcext:value-type="float">
            <text:p>7.104</text:p>
          </table:table-cell>
          <table:table-cell table:formula="of:=STDEV([.F74:.Q74])" office:value-type="float" office:value="7.48749968381645" calcext:value-type="float">
            <text:p>7.487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formula="of:=AVERAGE([.C71:.C75])" office:value-type="float" office:value="4.63833333333333" calcext:value-type="float">
            <text:p>4.638</text:p>
          </table:table-cell>
          <table:table-cell table:formula="of:=AVERAGE([.F75:.Q75])" office:value-type="float" office:value="4.85833333333333" calcext:value-type="float">
            <text:p>4.858</text:p>
          </table:table-cell>
          <table:table-cell table:formula="of:=AVERAGE([.E71:.E75])" office:value-type="float" office:value="7.53490711947482" calcext:value-type="float">
            <text:p>7.535</text:p>
          </table:table-cell>
          <table:table-cell table:formula="of:=STDEV([.F75:.Q75])" office:value-type="float" office:value="8.2238520429445" calcext:value-type="float">
            <text:p>8.224</text:p>
          </table:table-cell>
          <table:table-cell office:value-type="float" office:value="-5.6" calcext:value-type="float">
            <text:p>-5.6</text:p>
          </table:table-cell>
          <table:table-cell office:value-type="float" office:value="-4.9" calcext:value-type="float">
            <text:p>-4.9</text:p>
          </table:table-cell>
          <table:table-cell office:value-type="float" office:value="-0.8" calcext:value-type="float">
            <text:p>-0.8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formula="of:=AVERAGE([.C72:.C76])" office:value-type="float" office:value="4.51" calcext:value-type="float">
            <text:p>4.510</text:p>
          </table:table-cell>
          <table:table-cell table:formula="of:=AVERAGE([.F76:.Q76])" office:value-type="float" office:value="3.76666666666667" calcext:value-type="float">
            <text:p>3.767</text:p>
          </table:table-cell>
          <table:table-cell table:formula="of:=AVERAGE([.E72:.E76])" office:value-type="float" office:value="7.62097806609594" calcext:value-type="float">
            <text:p>7.621</text:p>
          </table:table-cell>
          <table:table-cell table:formula="of:=STDEV([.F76:.Q76])" office:value-type="float" office:value="7.80062157585516" calcext:value-type="float">
            <text:p>7.801</text:p>
          </table:table-cell>
          <table:table-cell office:value-type="float" office:value="-4" calcext:value-type="float">
            <text:p>-4</text:p>
          </table:table-cell>
          <table:table-cell office:value-type="float" office:value="-5.2" calcext:value-type="float">
            <text:p>-5.2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4.1" calcext:value-type="float">
            <text:p>14.1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-9.3" calcext:value-type="float">
            <text:p>-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formula="of:=AVERAGE([.C73:.C77])" office:value-type="float" office:value="4.67166666666667" calcext:value-type="float">
            <text:p>4.672</text:p>
          </table:table-cell>
          <table:table-cell table:formula="of:=AVERAGE([.F77:.Q77])" office:value-type="float" office:value="5.80833333333333" calcext:value-type="float">
            <text:p>5.808</text:p>
          </table:table-cell>
          <table:table-cell table:formula="of:=AVERAGE([.E73:.E77])" office:value-type="float" office:value="7.59009311635792" calcext:value-type="float">
            <text:p>7.590</text:p>
          </table:table-cell>
          <table:table-cell table:formula="of:=STDEV([.F77:.Q77])" office:value-type="float" office:value="6.79016110845596" calcext:value-type="float">
            <text:p>6.790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formula="of:=AVERAGE([.C74:.C78])" office:value-type="float" office:value="4.795" calcext:value-type="float">
            <text:p>4.795</text:p>
          </table:table-cell>
          <table:table-cell table:formula="of:=AVERAGE([.F78:.Q78])" office:value-type="float" office:value="5.68333333333333" calcext:value-type="float">
            <text:p>5.683</text:p>
          </table:table-cell>
          <table:table-cell table:formula="of:=AVERAGE([.E74:.E78])" office:value-type="float" office:value="7.2865021678558" calcext:value-type="float">
            <text:p>7.287</text:p>
          </table:table-cell>
          <table:table-cell table:formula="of:=STDEV([.F78:.Q78])" office:value-type="float" office:value="6.13037642820693" calcext:value-type="float">
            <text:p>6.130</text:p>
          </table:table-cell>
          <table:table-cell office:value-type="float" office:value="0.6" calcext:value-type="float">
            <text:p>0.6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formula="of:=AVERAGE([.C75:.C79])" office:value-type="float" office:value="5.21666666666667" calcext:value-type="float">
            <text:p>5.217</text:p>
          </table:table-cell>
          <table:table-cell table:formula="of:=AVERAGE([.F79:.Q79])" office:value-type="float" office:value="5.96666666666667" calcext:value-type="float">
            <text:p>5.967</text:p>
          </table:table-cell>
          <table:table-cell table:formula="of:=AVERAGE([.E75:.E79])" office:value-type="float" office:value="7.120476692892" calcext:value-type="float">
            <text:p>7.120</text:p>
          </table:table-cell>
          <table:table-cell table:formula="of:=STDEV([.F79:.Q79])" office:value-type="float" office:value="6.65737230899745" calcext:value-type="float">
            <text:p>6.657</text:p>
          </table:table-cell>
          <table:table-cell office:value-type="float" office:value="-4.4" calcext:value-type="float">
            <text:p>-4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formula="of:=AVERAGE([.C76:.C80])" office:value-type="float" office:value="5.11833333333333" calcext:value-type="float">
            <text:p>5.118</text:p>
          </table:table-cell>
          <table:table-cell table:formula="of:=AVERAGE([.F80:.Q80])" office:value-type="float" office:value="4.36666666666667" calcext:value-type="float">
            <text:p>4.367</text:p>
          </table:table-cell>
          <table:table-cell table:formula="of:=AVERAGE([.E76:.E80])" office:value-type="float" office:value="7.01631615960534" calcext:value-type="float">
            <text:p>7.016</text:p>
          </table:table-cell>
          <table:table-cell table:formula="of:=STDEV([.F80:.Q80])" office:value-type="float" office:value="7.70304937651121" calcext:value-type="float">
            <text:p>7.703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formula="of:=AVERAGE([.C77:.C81])" office:value-type="float" office:value="5.25" calcext:value-type="float">
            <text:p>5.250</text:p>
          </table:table-cell>
          <table:table-cell table:formula="of:=AVERAGE([.F81:.Q81])" office:value-type="float" office:value="4.425" calcext:value-type="float">
            <text:p>4.425</text:p>
          </table:table-cell>
          <table:table-cell table:formula="of:=AVERAGE([.E77:.E81])" office:value-type="float" office:value="7.00632673592543" calcext:value-type="float">
            <text:p>7.006</text:p>
          </table:table-cell>
          <table:table-cell table:formula="of:=STDEV([.F81:.Q81])" office:value-type="float" office:value="7.75067445745559" calcext:value-type="float">
            <text:p>7.751</text:p>
          </table:table-cell>
          <table:table-cell office:value-type="float" office:value="-7.5" calcext:value-type="float">
            <text:p>-7.5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formula="of:=AVERAGE([.C78:.C82])" office:value-type="float" office:value="5.07333333333333" calcext:value-type="float">
            <text:p>5.073</text:p>
          </table:table-cell>
          <table:table-cell table:formula="of:=AVERAGE([.F82:.Q82])" office:value-type="float" office:value="4.925" calcext:value-type="float">
            <text:p>4.925</text:p>
          </table:table-cell>
          <table:table-cell table:formula="of:=AVERAGE([.E78:.E82])" office:value-type="float" office:value="7.13290955463421" calcext:value-type="float">
            <text:p>7.133</text:p>
          </table:table-cell>
          <table:table-cell table:formula="of:=STDEV([.F82:.Q82])" office:value-type="float" office:value="7.42307520199987" calcext:value-type="float">
            <text:p>7.423</text:p>
          </table:table-cell>
          <table:table-cell office:value-type="float" office:value="-9.4" calcext:value-type="float">
            <text:p>-9.4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formula="of:=AVERAGE([.C79:.C83])" office:value-type="float" office:value="5.17166666666667" calcext:value-type="float">
            <text:p>5.172</text:p>
          </table:table-cell>
          <table:table-cell table:formula="of:=AVERAGE([.F83:.Q83])" office:value-type="float" office:value="6.175" calcext:value-type="float">
            <text:p>6.175</text:p>
          </table:table-cell>
          <table:table-cell table:formula="of:=AVERAGE([.E79:.E83])" office:value-type="float" office:value="7.25405025356653" calcext:value-type="float">
            <text:p>7.254</text:p>
          </table:table-cell>
          <table:table-cell table:formula="of:=STDEV([.F83:.Q83])" office:value-type="float" office:value="6.73607992286855" calcext:value-type="float">
            <text:p>6.73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formula="of:=AVERAGE([.C80:.C84])" office:value-type="float" office:value="5.26333333333333" calcext:value-type="float">
            <text:p>5.263</text:p>
          </table:table-cell>
          <table:table-cell table:formula="of:=AVERAGE([.F84:.Q84])" office:value-type="float" office:value="6.425" calcext:value-type="float">
            <text:p>6.425</text:p>
          </table:table-cell>
          <table:table-cell table:formula="of:=AVERAGE([.E80:.E84])" office:value-type="float" office:value="6.95242573670607" calcext:value-type="float">
            <text:p>6.952</text:p>
          </table:table-cell>
          <table:table-cell table:formula="of:=STDEV([.F84:.Q84])" office:value-type="float" office:value="5.14924972469512" calcext:value-type="float">
            <text:p>5.14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formula="of:=AVERAGE([.C81:.C85])" office:value-type="float" office:value="5.71166666666667" calcext:value-type="float">
            <text:p>5.712</text:p>
          </table:table-cell>
          <table:table-cell table:formula="of:=AVERAGE([.F85:.Q85])" office:value-type="float" office:value="6.60833333333333" calcext:value-type="float">
            <text:p>6.608</text:p>
          </table:table-cell>
          <table:table-cell table:formula="of:=AVERAGE([.E81:.E85])" office:value-type="float" office:value="6.47769862259572" calcext:value-type="float">
            <text:p>6.478</text:p>
          </table:table-cell>
          <table:table-cell table:formula="of:=STDEV([.F85:.Q85])" office:value-type="float" office:value="5.32941380595948" calcext:value-type="float">
            <text:p>5.329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formula="of:=AVERAGE([.C82:.C86])" office:value-type="float" office:value="6.01333333333333" calcext:value-type="float">
            <text:p>6.013</text:p>
          </table:table-cell>
          <table:table-cell table:formula="of:=AVERAGE([.F86:.Q86])" office:value-type="float" office:value="5.93333333333333" calcext:value-type="float">
            <text:p>5.933</text:p>
          </table:table-cell>
          <table:table-cell table:formula="of:=AVERAGE([.E82:.E86])" office:value-type="float" office:value="6.20387470299574" calcext:value-type="float">
            <text:p>6.204</text:p>
          </table:table-cell>
          <table:table-cell table:formula="of:=STDEV([.F86:.Q86])" office:value-type="float" office:value="6.38155485945568" calcext:value-type="float">
            <text:p>6.382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formula="of:=AVERAGE([.C83:.C87])" office:value-type="float" office:value="6.24833333333333" calcext:value-type="float">
            <text:p>6.248</text:p>
          </table:table-cell>
          <table:table-cell table:formula="of:=AVERAGE([.F87:.Q87])" office:value-type="float" office:value="6.1" calcext:value-type="float">
            <text:p>6.100</text:p>
          </table:table-cell>
          <table:table-cell table:formula="of:=AVERAGE([.E83:.E87])" office:value-type="float" office:value="5.88884389330652" calcext:value-type="float">
            <text:p>5.889</text:p>
          </table:table-cell>
          <table:table-cell table:formula="of:=STDEV([.F87:.Q87])" office:value-type="float" office:value="5.84792115355378" calcext:value-type="float">
            <text:p>5.8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formula="of:=AVERAGE([.C84:.C88])" office:value-type="float" office:value="6.05666666666667" calcext:value-type="float">
            <text:p>6.057</text:p>
          </table:table-cell>
          <table:table-cell table:formula="of:=AVERAGE([.F88:.Q88])" office:value-type="float" office:value="5.21666666666667" calcext:value-type="float">
            <text:p>5.217</text:p>
          </table:table-cell>
          <table:table-cell table:formula="of:=AVERAGE([.E84:.E88])" office:value-type="float" office:value="5.72582179130237" calcext:value-type="float">
            <text:p>5.726</text:p>
          </table:table-cell>
          <table:table-cell table:formula="of:=STDEV([.F88:.Q88])" office:value-type="float" office:value="5.92096941284776" calcext:value-type="float">
            <text:p>5.92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formula="of:=AVERAGE([.C85:.C89])" office:value-type="float" office:value="5.79666666666667" calcext:value-type="float">
            <text:p>5.797</text:p>
          </table:table-cell>
          <table:table-cell table:formula="of:=AVERAGE([.F89:.Q89])" office:value-type="float" office:value="5.125" calcext:value-type="float">
            <text:p>5.125</text:p>
          </table:table-cell>
          <table:table-cell table:formula="of:=AVERAGE([.E85:.E89])" office:value-type="float" office:value="6.08800436949437" calcext:value-type="float">
            <text:p>6.088</text:p>
          </table:table-cell>
          <table:table-cell table:formula="of:=STDEV([.F89:.Q89])" office:value-type="float" office:value="6.96016261565516" calcext:value-type="float">
            <text:p>6.96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formula="of:=AVERAGE([.C86:.C90])" office:value-type="float" office:value="5.595" calcext:value-type="float">
            <text:p>5.595</text:p>
          </table:table-cell>
          <table:table-cell table:formula="of:=AVERAGE([.F90:.Q90])" office:value-type="float" office:value="5.6" calcext:value-type="float">
            <text:p>5.600</text:p>
          </table:table-cell>
          <table:table-cell table:formula="of:=AVERAGE([.E86:.E90])" office:value-type="float" office:value="6.34838772721746" calcext:value-type="float">
            <text:p>6.348</text:p>
          </table:table-cell>
          <table:table-cell table:formula="of:=STDEV([.F90:.Q90])" office:value-type="float" office:value="6.63133059457493" calcext:value-type="float">
            <text:p>6.63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formula="of:=AVERAGE([.C87:.C91])" office:value-type="float" office:value="5.37166666666667" calcext:value-type="float">
            <text:p>5.372</text:p>
          </table:table-cell>
          <table:table-cell table:formula="of:=AVERAGE([.F91:.Q91])" office:value-type="float" office:value="4.81666666666667" calcext:value-type="float">
            <text:p>4.817</text:p>
          </table:table-cell>
          <table:table-cell table:formula="of:=AVERAGE([.E87:.E91])" office:value-type="float" office:value="6.5090390394732" calcext:value-type="float">
            <text:p>6.509</text:p>
          </table:table-cell>
          <table:table-cell table:formula="of:=STDEV([.F91:.Q91])" office:value-type="float" office:value="7.18481142073438" calcext:value-type="float">
            <text:p>7.18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7.3" calcext:value-type="float">
            <text:p>7.3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formula="of:=AVERAGE([.C88:.C92])" office:value-type="float" office:value="5.36" calcext:value-type="float">
            <text:p>5.360</text:p>
          </table:table-cell>
          <table:table-cell table:formula="of:=AVERAGE([.F92:.Q92])" office:value-type="float" office:value="6.04166666666667" calcext:value-type="float">
            <text:p>6.042</text:p>
          </table:table-cell>
          <table:table-cell table:formula="of:=AVERAGE([.E88:.E92])" office:value-type="float" office:value="6.74203576305112" calcext:value-type="float">
            <text:p>6.742</text:p>
          </table:table-cell>
          <table:table-cell table:formula="of:=STDEV([.F92:.Q92])" office:value-type="float" office:value="7.01290477144338" calcext:value-type="float">
            <text:p>7.013</text:p>
          </table:table-cell>
          <table:table-cell office:value-type="float" office:value="-2.6" calcext:value-type="float">
            <text:p>-2.6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formula="of:=AVERAGE([.C89:.C93])" office:value-type="float" office:value="5.485" calcext:value-type="float">
            <text:p>5.485</text:p>
          </table:table-cell>
          <table:table-cell table:formula="of:=AVERAGE([.F93:.Q93])" office:value-type="float" office:value="5.84166666666667" calcext:value-type="float">
            <text:p>5.842</text:p>
          </table:table-cell>
          <table:table-cell table:formula="of:=AVERAGE([.E89:.E93])" office:value-type="float" office:value="6.76835517005853" calcext:value-type="float">
            <text:p>6.768</text:p>
          </table:table-cell>
          <table:table-cell table:formula="of:=STDEV([.F93:.Q93])" office:value-type="float" office:value="6.05256644788478" calcext:value-type="float">
            <text:p>6.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3.9" calcext:value-type="float">
            <text:p>3.9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formula="of:=AVERAGE([.C90:.C94])" office:value-type="float" office:value="5.655" calcext:value-type="float">
            <text:p>5.655</text:p>
          </table:table-cell>
          <table:table-cell table:formula="of:=AVERAGE([.F94:.Q94])" office:value-type="float" office:value="5.975" calcext:value-type="float">
            <text:p>5.975</text:p>
          </table:table-cell>
          <table:table-cell table:formula="of:=AVERAGE([.E90:.E94])" office:value-type="float" office:value="6.66704830611024" calcext:value-type="float">
            <text:p>6.667</text:p>
          </table:table-cell>
          <table:table-cell table:formula="of:=STDEV([.F94:.Q94])" office:value-type="float" office:value="6.45362829591372" calcext:value-type="float">
            <text:p>6.454</text:p>
          </table:table-cell>
          <table:table-cell office:value-type="float" office:value="-1.9" calcext:value-type="float">
            <text:p>-1.9</text:p>
          </table:table-cell>
          <table:table-cell office:value-type="float" office:value="-1.1" calcext:value-type="float">
            <text:p>-1.1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AVERAGE([.C91:.C95])" office:value-type="float" office:value="5.89" calcext:value-type="float">
            <text:p>5.890</text:p>
          </table:table-cell>
          <table:table-cell table:formula="of:=AVERAGE([.F95:.Q95])" office:value-type="float" office:value="6.775" calcext:value-type="float">
            <text:p>6.775</text:p>
          </table:table-cell>
          <table:table-cell table:formula="of:=AVERAGE([.E91:.E95])" office:value-type="float" office:value="6.51217219289555" calcext:value-type="float">
            <text:p>6.512</text:p>
          </table:table-cell>
          <table:table-cell table:formula="of:=STDEV([.F95:.Q95])" office:value-type="float" office:value="5.85695002850149" calcext:value-type="float">
            <text:p>5.857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5.5" calcext:value-type="float">
            <text:p>15.5</text:p>
          </table:table-cell>
          <table:table-cell office:value-type="float" office:value="13.3" calcext:value-type="float">
            <text:p>13.3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formula="of:=AVERAGE([.C92:.C96])" office:value-type="float" office:value="6.02666666666667" calcext:value-type="float">
            <text:p>6.027</text:p>
          </table:table-cell>
          <table:table-cell table:formula="of:=AVERAGE([.F96:.Q96])" office:value-type="float" office:value="5.5" calcext:value-type="float">
            <text:p>5.500</text:p>
          </table:table-cell>
          <table:table-cell table:formula="of:=AVERAGE([.E92:.E96])" office:value-type="float" office:value="6.48429729877361" calcext:value-type="float">
            <text:p>6.484</text:p>
          </table:table-cell>
          <table:table-cell table:formula="of:=STDEV([.F96:.Q96])" office:value-type="float" office:value="7.04543695012466" calcext:value-type="float">
            <text:p>7.045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formula="of:=AVERAGE([.C93:.C97])" office:value-type="float" office:value="6.04666666666667" calcext:value-type="float">
            <text:p>6.047</text:p>
          </table:table-cell>
          <table:table-cell table:formula="of:=AVERAGE([.F97:.Q97])" office:value-type="float" office:value="6.14166666666667" calcext:value-type="float">
            <text:p>6.142</text:p>
          </table:table-cell>
          <table:table-cell table:formula="of:=AVERAGE([.E93:.E97])" office:value-type="float" office:value="6.58273317155634" calcext:value-type="float">
            <text:p>6.583</text:p>
          </table:table-cell>
          <table:table-cell table:formula="of:=STDEV([.F97:.Q97])" office:value-type="float" office:value="7.50508413535704" calcext:value-type="float">
            <text:p>7.505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formula="of:=AVERAGE([.C94:.C98])" office:value-type="float" office:value="6.12166666666667" calcext:value-type="float">
            <text:p>6.122</text:p>
          </table:table-cell>
          <table:table-cell table:formula="of:=AVERAGE([.F98:.Q98])" office:value-type="float" office:value="6.21666666666667" calcext:value-type="float">
            <text:p>6.217</text:p>
          </table:table-cell>
          <table:table-cell table:formula="of:=AVERAGE([.E94:.E98])" office:value-type="float" office:value="6.74159487765729" calcext:value-type="float">
            <text:p>6.742</text:p>
          </table:table-cell>
          <table:table-cell table:formula="of:=STDEV([.F98:.Q98])" office:value-type="float" office:value="6.84687497838956" calcext:value-type="float">
            <text:p>6.847</text:p>
          </table:table-cell>
          <table:table-cell office:value-type="float" office:value="-1.6" calcext:value-type="float">
            <text:p>-1.6</text:p>
          </table:table-cell>
          <table:table-cell office:value-type="float" office:value="-3.4" calcext:value-type="float">
            <text:p>-3.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formula="of:=AVERAGE([.C95:.C99])" office:value-type="float" office:value="6.19833333333333" calcext:value-type="float">
            <text:p>6.198</text:p>
          </table:table-cell>
          <table:table-cell table:formula="of:=AVERAGE([.F99:.Q99])" office:value-type="float" office:value="6.35833333333333" calcext:value-type="float">
            <text:p>6.358</text:p>
          </table:table-cell>
          <table:table-cell table:formula="of:=AVERAGE([.E95:.E99])" office:value-type="float" office:value="6.74888051786039" calcext:value-type="float">
            <text:p>6.749</text:p>
          </table:table-cell>
          <table:table-cell table:formula="of:=STDEV([.F99:.Q99])" office:value-type="float" office:value="6.49005649692923" calcext:value-type="float">
            <text:p>6.490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formula="of:=AVERAGE([.C97:.C100])" office:value-type="float" office:value="6.19791666666667" calcext:value-type="float">
            <text:p>6.198</text:p>
          </table:table-cell>
          <table:table-cell table:formula="of:=AVERAGE([.F100:.Q100])" office:value-type="float" office:value="6.075" calcext:value-type="float">
            <text:p>6.075</text:p>
          </table:table-cell>
          <table:table-cell table:formula="of:=AVERAGE([.E96:.E100])" office:value-type="float" office:value="7.00228714836663" calcext:value-type="float">
            <text:p>7.002</text:p>
          </table:table-cell>
          <table:table-cell table:formula="of:=STDEV([.F100:.Q100])" office:value-type="float" office:value="7.12398318103267" calcext:value-type="float">
            <text:p>7.124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4.7" calcext:value-type="float">
            <text:p>-4.7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formula="of:=AVERAGE([.C98:.C101])" office:value-type="float" office:value="5.94375" calcext:value-type="float">
            <text:p>5.944</text:p>
          </table:table-cell>
          <table:table-cell table:formula="of:=AVERAGE([.F101:.Q101])" office:value-type="float" office:value="5.125" calcext:value-type="float">
            <text:p>5.125</text:p>
          </table:table-cell>
          <table:table-cell table:formula="of:=AVERAGE([.E97:.E101])" office:value-type="float" office:value="6.90746069825501" calcext:value-type="float">
            <text:p>6.907</text:p>
          </table:table-cell>
          <table:table-cell table:formula="of:=STDEV([.F101:.Q101])" office:value-type="float" office:value="6.57130469956655" calcext:value-type="float">
            <text:p>6.571</text:p>
          </table:table-cell>
          <table:table-cell office:value-type="float" office:value="-0.7" calcext:value-type="float">
            <text:p>-0.7</text:p>
          </table:table-cell>
          <table:table-cell office:value-type="float" office:value="-3.4" calcext:value-type="float">
            <text:p>-3.4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formula="of:=AVERAGE([.C99:.C102])" office:value-type="float" office:value="5.84375" calcext:value-type="float">
            <text:p>5.844</text:p>
          </table:table-cell>
          <table:table-cell table:formula="of:=AVERAGE([.F102:.Q102])" office:value-type="float" office:value="5.81666666666667" calcext:value-type="float">
            <text:p>5.817</text:p>
          </table:table-cell>
          <table:table-cell table:formula="of:=AVERAGE([.E98:.E102])" office:value-type="float" office:value="6.63982306771006" calcext:value-type="float">
            <text:p>6.640</text:p>
          </table:table-cell>
          <table:table-cell table:formula="of:=STDEV([.F102:.Q102])" office:value-type="float" office:value="6.16689598263227" calcext:value-type="float">
            <text:p>6.1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formula="of:=AVERAGE([.C100:.C103])" office:value-type="float" office:value="5.65416666666667" calcext:value-type="float">
            <text:p>5.654</text:p>
          </table:table-cell>
          <table:table-cell table:formula="of:=AVERAGE([.F103:.Q103])" office:value-type="float" office:value="5.6" calcext:value-type="float">
            <text:p>5.600</text:p>
          </table:table-cell>
          <table:table-cell table:formula="of:=AVERAGE([.E99:.E103])" office:value-type="float" office:value="6.62857512459722" calcext:value-type="float">
            <text:p>6.629</text:p>
          </table:table-cell>
          <table:table-cell table:formula="of:=STDEV([.F103:.Q103])" office:value-type="float" office:value="6.79063526282536" calcext:value-type="float">
            <text:p>6.791</text:p>
          </table:table-cell>
          <table:table-cell office:value-type="float" office:value="-1.3" calcext:value-type="float">
            <text:p>-1.3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formula="of:=AVERAGE([.C100:.C104])" office:value-type="float" office:value="5.12333333333333" calcext:value-type="float">
            <text:p>5.123</text:p>
          </table:table-cell>
          <table:table-cell table:formula="of:=AVERAGE([.F104:.Q104])" office:value-type="float" office:value="3" calcext:value-type="float">
            <text:p>3.000</text:p>
          </table:table-cell>
          <table:table-cell table:formula="of:=AVERAGE([.E100:.E104])" office:value-type="float" office:value="7.16864582951517" calcext:value-type="float">
            <text:p>7.169</text:p>
          </table:table-cell>
          <table:table-cell table:formula="of:=STDEV([.F104:.Q104])" office:value-type="float" office:value="9.19041002151897" calcext:value-type="float">
            <text:p>9.190</text:p>
          </table:table-cell>
          <table:table-cell office:value-type="float" office:value="-10.2" calcext:value-type="float">
            <text:p>-10.2</text:p>
          </table:table-cell>
          <table:table-cell office:value-type="float" office:value="-8.6" calcext:value-type="float">
            <text:p>-8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-4.2" calcext:value-type="float">
            <text:p>-4.2</text:p>
          </table:table-cell>
          <table:table-cell office:value-type="float" office:value="-8.8" calcext:value-type="float">
            <text:p>-8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formula="of:=AVERAGE([.C101:.C105])" office:value-type="float" office:value="5.02333333333333" calcext:value-type="float">
            <text:p>5.023</text:p>
          </table:table-cell>
          <table:table-cell table:formula="of:=AVERAGE([.F105:.Q105])" office:value-type="float" office:value="5.575" calcext:value-type="float">
            <text:p>5.575</text:p>
          </table:table-cell>
          <table:table-cell table:formula="of:=AVERAGE([.E101:.E105])" office:value-type="float" office:value="7.06103972967416" calcext:value-type="float">
            <text:p>7.061</text:p>
          </table:table-cell>
          <table:table-cell table:formula="of:=STDEV([.F105:.Q105])" office:value-type="float" office:value="6.58595268182764" calcext:value-type="float">
            <text:p>6.586</text:p>
          </table:table-cell>
          <table:table-cell office:value-type="float" office:value="-1.8" calcext:value-type="float">
            <text:p>-1.8</text:p>
          </table:table-cell>
          <table:table-cell office:value-type="float" office:value="-4.7" calcext:value-type="float">
            <text:p>-4.7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/>
          <table:table-cell table:number-columns-repeated="28"/>
        </table:table-row>
        <table:table-row table:style-name="ro1" table:number-rows-repeated="104846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27.1mm">
            <draw:object draw:notify-on-update-of-ranges="Sheet1.A18:Sheet1.A112 Sheet1.C17:Sheet1.C17 Sheet1.C18:Sheet1.C112 Sheet1.A18:Sheet1.A112 Sheet1.E17:Sheet1.E17 Sheet1.E18:Sheet1.E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8mm" svg:y="177.26mm">
            <draw:object draw:notify-on-update-of-ranges="Sheet1.A18:Sheet1.A112 Sheet1.C17:Sheet1.C17 Sheet1.C18:Sheet1.C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5.67mm" svg:height="125.31mm" svg:x="21.67mm" svg:y="329.2mm">
            <draw:object draw:notify-on-update-of-ranges="Sheet1.A18:Sheet1.A112 Sheet1.B17:Sheet1.B17 Sheet1.B18:Sheet1.B112 Sheet1.A18:Sheet1.A112 Sheet1.D17:Sheet1.D17 Sheet1.D18:Sheet1.D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5.67mm" svg:height="125.31mm" svg:x="22.13mm" svg:y="481.82mm">
            <draw:object draw:notify-on-update-of-ranges="Sheet1.A18:Sheet1.A112 Sheet1.B17:Sheet1.B17 Sheet1.B18:Sheet1.B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9:41:07.21566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5T10:31:49.264539458</dc:date>
    <meta:editing-duration>PT37M17S</meta:editing-duration>
    <meta:editing-cycles>7</meta:editing-cycles>
    <meta:generator>LibreOffice/6.0.3.2$Linux_X86_64 LibreOffice_project/00m0$Build-2</meta:generator>
    <meta:document-statistic meta:table-count="2" meta:cell-count="25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A112 Sheet1.C17:Sheet1.C112 Sheet1.E17:Sheet1.E112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E18:Sheet1.E112" chart:label-cell-address="Sheet1.E17:Sheet1.E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  <table:table-cell office:value-type="string">
                <text:p> StdDev 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  <table:table-cell office:value-type="float" office:value="5.69058233160081">
                <text:p>5.69058233160081</text:p>
                <draw:g>
                  <svg:desc>Sheet1.E18:Sheet1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6.36231209164681">
                <text:p>6.36231209164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6.36502636334372">
                <text:p>6.3650263633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6.39023876824266">
                <text:p>6.3902387682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  <table:table-cell office:value-type="float" office:value="7.30036840083285">
                <text:p>7.3003684008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74096477224188">
                <text:p>6.7409647722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7.40324969595151">
                <text:p>7.4032496959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  <table:table-cell office:value-type="float" office:value="5.63400793880746">
                <text:p>5.63400793880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6.87465150631895">
                <text:p>6.87465150631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  <table:table-cell office:value-type="float" office:value="6.57619098557728">
                <text:p>6.5761909855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  <table:table-cell office:value-type="float" office:value="6.88174462552259">
                <text:p>6.88174462552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6.19190576233981">
                <text:p>6.1919057623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7.58717019152408">
                <text:p>7.58717019152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.07511067363959">
                <text:p>6.07511067363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6.62233937426034">
                <text:p>6.62233937426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  <table:table-cell office:value-type="float" office:value="6.66048387540616">
                <text:p>6.660483875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01264152713849">
                <text:p>8.01264152713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5.66870729745702">
                <text:p>5.66870729745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7.1201804539611">
                <text:p>7.12018045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8.11987833913934">
                <text:p>8.11987833913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8.71934456808364">
                <text:p>8.71934456808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  <table:table-cell office:value-type="float" office:value="8.3768078103123">
                <text:p>8.376807810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  <table:table-cell office:value-type="float" office:value="6.61829420483996">
                <text:p>6.61829420483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48543239370617">
                <text:p>6.4854323937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  <table:table-cell office:value-type="float" office:value="7.76442450403041">
                <text:p>7.76442450403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6.90024154166601">
                <text:p>6.900241541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9.1120133822766">
                <text:p>9.1120133822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85516836651977">
                <text:p>6.85516836651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  <table:table-cell office:value-type="float" office:value="6.23656738336665">
                <text:p>6.2365673833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7136845774925">
                <text:p>6.713684577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  <table:table-cell office:value-type="float" office:value="6.59786466834674">
                <text:p>6.5978646683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  <table:table-cell office:value-type="float" office:value="7.14772161198408">
                <text:p>7.1477216119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7.5917818405926">
                <text:p>7.5917818405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6.96273631338262">
                <text:p>6.96273631338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  <table:table-cell office:value-type="float" office:value="6.15429758688015">
                <text:p>6.15429758688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95321071052821">
                <text:p>7.9532107105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5885345774905">
                <text:p>6.588534577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  <table:table-cell office:value-type="float" office:value="7.24888183644815">
                <text:p>7.24888183644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45098066305826">
                <text:p>6.4509806630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52830666243459">
                <text:p>6.5283066624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3967567335321">
                <text:p>8.53967567335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  <table:table-cell office:value-type="float" office:value="5.71894777352999">
                <text:p>5.71894777352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7.42085513327749">
                <text:p>7.4208551332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  <table:table-cell office:value-type="float" office:value="7.80607281078474">
                <text:p>7.80607281078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6.14823823004065">
                <text:p>6.1482382300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7.68083013190316">
                <text:p>7.68083013190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  <table:table-cell office:value-type="float" office:value="8.20121942152507">
                <text:p>8.2012194215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  <table:table-cell office:value-type="float" office:value="7.62501862888932">
                <text:p>7.62501862888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  <table:table-cell office:value-type="float" office:value="6.10469268082127">
                <text:p>6.10469268082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48730695397956">
                <text:p>6.48730695397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6.13111784755489">
                <text:p>6.1311178475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  <table:table-cell office:value-type="float" office:value="5.46975153166776">
                <text:p>5.46975153166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  <table:table-cell office:value-type="float" office:value="6.06832311718365">
                <text:p>6.06832311718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  <table:table-cell office:value-type="float" office:value="7.37026684274954">
                <text:p>7.37026684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6.94458585714604">
                <text:p>6.94458585714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64833117071755">
                <text:p>7.6483311707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  <table:table-cell office:value-type="float" office:value="7.48749968381645">
                <text:p>7.4874996838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8.2238520429445">
                <text:p>8.2238520429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7.80062157585516">
                <text:p>7.80062157585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6.79016110845596">
                <text:p>6.7901611084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13037642820693">
                <text:p>6.130376428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65737230899745">
                <text:p>6.65737230899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7.70304937651121">
                <text:p>7.7030493765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  <table:table-cell office:value-type="float" office:value="7.75067445745559">
                <text:p>7.75067445745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  <table:table-cell office:value-type="float" office:value="7.42307520199987">
                <text:p>7.4230752019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  <table:table-cell office:value-type="float" office:value="6.73607992286855">
                <text:p>6.73607992286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  <table:table-cell office:value-type="float" office:value="5.14924972469512">
                <text:p>5.1492497246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  <table:table-cell office:value-type="float" office:value="5.32941380595948">
                <text:p>5.32941380595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6.38155485945568">
                <text:p>6.38155485945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  <table:table-cell office:value-type="float" office:value="5.84792115355378">
                <text:p>5.84792115355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92096941284776">
                <text:p>5.92096941284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  <table:table-cell office:value-type="float" office:value="6.96016261565516">
                <text:p>6.96016261565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63133059457493">
                <text:p>6.63133059457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7.18481142073438">
                <text:p>7.18481142073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7.01290477144338">
                <text:p>7.0129047714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  <table:table-cell office:value-type="float" office:value="6.05256644788478">
                <text:p>6.05256644788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  <table:table-cell office:value-type="float" office:value="6.45362829591372">
                <text:p>6.4536282959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  <table:table-cell office:value-type="float" office:value="5.85695002850149">
                <text:p>5.8569500285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  <table:table-cell office:value-type="float" office:value="7.04543695012466">
                <text:p>7.0454369501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  <table:table-cell office:value-type="float" office:value="7.50508413535704">
                <text:p>7.5050841353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84687497838956">
                <text:p>6.84687497838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6.49005649692923">
                <text:p>6.4900564969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  <table:table-cell office:value-type="float" office:value="7.12398318103267">
                <text:p>7.1239831810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  <table:table-cell office:value-type="float" office:value="6.57130469956655">
                <text:p>6.5713046995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6.16689598263227">
                <text:p>6.1668959826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  <table:table-cell office:value-type="float" office:value="6.79063526282536">
                <text:p>6.7906352628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9.19041002151897">
                <text:p>9.1904100215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  <table:table-cell office:value-type="float" office:value="6.58595268182764">
                <text:p>6.5859526818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3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2.938cm" svg:y="2.219cm" style:legend-expansion="custom" chartooo:width="9.91cm" chartooo:height="1.499cm" style:legend-expansion-aspect-ratio="6.61107404936624" chart:style-name="ch4"/>
        <chart:plot-area chart:style-name="ch5" table:cell-range-address="Sheet1.A18:Sheet1.A112 Sheet1.C17:Sheet1.C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4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3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 Sheet1.D17:Sheet1.D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D18:Sheet1.D112" chart:label-cell-address="Sheet1.D17:Sheet1.D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  <table:table-cell office:value-type="float" office:value="NaN">
                <text:p>NaN</text:p>
                <draw:g>
                  <svg:desc>Sheet1.D18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  <table:table-cell office:value-type="float" office:value="6.42170559113337">
                <text:p>6.42170559113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  <table:table-cell office:value-type="float" office:value="6.63178207926159">
                <text:p>6.63178207926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  <table:table-cell office:value-type="float" office:value="6.83996960012253">
                <text:p>6.83996960012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  <table:table-cell office:value-type="float" office:value="6.69376591521527">
                <text:p>6.69376591521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  <table:table-cell office:value-type="float" office:value="6.79064846283053">
                <text:p>6.79064846283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6.64581297977941">
                <text:p>6.6458129797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6.67396895043556">
                <text:p>6.6739689504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  <table:table-cell office:value-type="float" office:value="6.43170016371322">
                <text:p>6.43170016371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  <table:table-cell office:value-type="float" office:value="6.82233261425654">
                <text:p>6.8223326142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6.66242444772067">
                <text:p>6.66242444772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  <table:table-cell office:value-type="float" office:value="6.67165412545728">
                <text:p>6.6716541254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  <table:table-cell office:value-type="float" office:value="6.627401975434">
                <text:p>6.627401975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  <table:table-cell office:value-type="float" office:value="6.99154912839373">
                <text:p>6.99154912839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  <table:table-cell office:value-type="float" office:value="6.60785654958032">
                <text:p>6.60785654958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  <table:table-cell office:value-type="float" office:value="6.81687050564462">
                <text:p>6.81687050564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  <table:table-cell office:value-type="float" office:value="7.11637829862042">
                <text:p>7.11637829862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7.52815043715592">
                <text:p>7.52815043715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  <table:table-cell office:value-type="float" office:value="7.60098369379068">
                <text:p>7.60098369379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7.79090107526727">
                <text:p>7.7909010752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  <table:table-cell office:value-type="float" office:value="7.66395146321628">
                <text:p>7.66395146321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7.5928606961945">
                <text:p>7.5928606961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  <table:table-cell office:value-type="float" office:value="7.22904009091097">
                <text:p>7.2290400909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7.37608120530383">
                <text:p>7.37608120530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7.42345603763979">
                <text:p>7.4234560376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  <table:table-cell office:value-type="float" office:value="7.37368303557189">
                <text:p>7.37368303557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  <table:table-cell office:value-type="float" office:value="7.16353505026431">
                <text:p>7.16353505026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  <table:table-cell office:value-type="float" office:value="7.10305967560045">
                <text:p>7.1030596756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6.71020132154195">
                <text:p>6.71020132154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  <table:table-cell office:value-type="float" office:value="6.85752401635651">
                <text:p>6.85752401635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  <table:table-cell office:value-type="float" office:value="7.00275780235971">
                <text:p>7.00275780235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6.89088040423724">
                <text:p>6.89088040423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  <table:table-cell office:value-type="float" office:value="7.16194961267353">
                <text:p>7.16194961267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7.05011220577481">
                <text:p>7.05011220577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  <table:table-cell office:value-type="float" office:value="6.98153220494592">
                <text:p>6.98153220494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6.87918107488105">
                <text:p>6.8791810748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  <table:table-cell office:value-type="float" office:value="6.95398288999194">
                <text:p>6.95398288999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  <table:table-cell office:value-type="float" office:value="7.07127588255694">
                <text:p>7.07127588255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  <table:table-cell office:value-type="float" office:value="6.89735852176484">
                <text:p>6.89735852176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6.93175318113071">
                <text:p>6.93175318113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  <table:table-cell office:value-type="float" office:value="7.202771610676">
                <text:p>7.202771610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7.12675792419722">
                <text:p>7.12675792419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6.95498881590721">
                <text:p>6.95498881590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7.45144314550622">
                <text:p>7.45144314550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7.49227584462859">
                <text:p>7.49227584462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  <table:table-cell office:value-type="float" office:value="7.15199981863589">
                <text:p>7.15199981863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7.21981356342367">
                <text:p>7.21981356342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6.90987110655402">
                <text:p>6.90987110655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6.36357752858256">
                <text:p>6.36357752858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  <table:table-cell office:value-type="float" office:value="6.05223842624142">
                <text:p>6.05223842624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  <table:table-cell office:value-type="float" office:value="6.30535325862708">
                <text:p>6.30535325862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  <table:table-cell office:value-type="float" office:value="6.39680903926037">
                <text:p>6.39680903926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  <table:table-cell office:value-type="float" office:value="6.70025170389291">
                <text:p>6.70025170389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7.10380133432265">
                <text:p>7.10380133432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  <table:table-cell office:value-type="float" office:value="7.53490711947482">
                <text:p>7.5349071194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  <table:table-cell office:value-type="float" office:value="7.62097806609594">
                <text:p>7.62097806609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  <table:table-cell office:value-type="float" office:value="7.59009311635792">
                <text:p>7.59009311635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  <table:table-cell office:value-type="float" office:value="7.2865021678558">
                <text:p>7.2865021678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7.120476692892">
                <text:p>7.120476692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  <table:table-cell office:value-type="float" office:value="7.01631615960534">
                <text:p>7.01631615960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  <table:table-cell office:value-type="float" office:value="7.00632673592543">
                <text:p>7.00632673592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7.13290955463421">
                <text:p>7.13290955463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7.25405025356653">
                <text:p>7.25405025356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6.95242573670607">
                <text:p>6.95242573670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  <table:table-cell office:value-type="float" office:value="6.47769862259572">
                <text:p>6.47769862259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  <table:table-cell office:value-type="float" office:value="6.20387470299574">
                <text:p>6.20387470299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  <table:table-cell office:value-type="float" office:value="5.88884389330652">
                <text:p>5.8888438933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5.72582179130237">
                <text:p>5.7258217913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  <table:table-cell office:value-type="float" office:value="6.08800436949437">
                <text:p>6.08800436949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  <table:table-cell office:value-type="float" office:value="6.34838772721746">
                <text:p>6.34838772721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  <table:table-cell office:value-type="float" office:value="6.5090390394732">
                <text:p>6.5090390394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  <table:table-cell office:value-type="float" office:value="6.74203576305112">
                <text:p>6.74203576305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  <table:table-cell office:value-type="float" office:value="6.76835517005853">
                <text:p>6.76835517005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  <table:table-cell office:value-type="float" office:value="6.66704830611024">
                <text:p>6.66704830611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6.51217219289555">
                <text:p>6.5121721928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6.48429729877361">
                <text:p>6.48429729877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6.58273317155634">
                <text:p>6.58273317155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  <table:table-cell office:value-type="float" office:value="6.74159487765729">
                <text:p>6.74159487765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  <table:table-cell office:value-type="float" office:value="6.74888051786039">
                <text:p>6.74888051786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  <table:table-cell office:value-type="float" office:value="7.00228714836663">
                <text:p>7.00228714836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  <table:table-cell office:value-type="float" office:value="6.90746069825501">
                <text:p>6.90746069825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  <table:table-cell office:value-type="float" office:value="6.63982306771006">
                <text:p>6.63982306771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  <table:table-cell office:value-type="float" office:value="6.62857512459722">
                <text:p>6.62857512459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7.16864582951517">
                <text:p>7.16864582951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7.06103972967416">
                <text:p>7.06103972967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